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0de2b32"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f4cb76" officeooo:paragraph-rsid="00f4cb76"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start" style:justify-single-word="false"/>
      <style:text-properties style:font-name="Times New Roman" fo:font-size="11pt" fo:font-style="italic" style:text-underline-style="solid" style:text-underline-width="auto" style:text-underline-color="font-color" fo:font-weight="normal" officeooo:rsid="00b08fc2" officeooo:paragraph-rsid="00b08fc2"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fo:break-before="page"/>
      <style:text-properties style:font-name="Times New Roman" fo:font-size="11pt" fo:font-style="italic" style:text-underline-style="none" fo:font-weight="normal" officeooo:rsid="00e2ece2" officeooo:paragraph-rsid="00e2ece2"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1"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32"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2"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7846" style:font-style-asian="normal" style:font-style-complex="normal"/>
    </style:style>
    <style:style style:name="T55" style:family="text">
      <style:text-properties fo:font-style="normal" officeooo:rsid="00f6e6a2" style:font-style-asian="normal" style:font-style-complex="normal"/>
    </style:style>
    <style:style style:name="T56" style:family="text">
      <style:text-properties fo:font-style="normal" officeooo:rsid="00f7b471"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officeooo:rsid="0102092f" style:font-style-asian="normal" style:font-style-complex="normal"/>
    </style:style>
    <style:style style:name="T64" style:family="text">
      <style:text-properties fo:font-style="normal" officeooo:rsid="0104db64" style:font-style-asian="normal" style:font-style-complex="normal"/>
    </style:style>
    <style:style style:name="T65" style:family="text">
      <style:text-properties fo:font-style="normal" officeooo:rsid="0105d0f1" style:font-style-asian="normal" style:font-style-complex="normal"/>
    </style:style>
    <style:style style:name="T66" style:family="text">
      <style:text-properties fo:font-style="normal" officeooo:rsid="01094251" style:font-style-asian="normal" style:font-style-complex="normal"/>
    </style:style>
    <style:style style:name="T67" style:family="text">
      <style:text-properties fo:font-style="normal" officeooo:rsid="010a0587" style:font-style-asian="normal" style:font-style-complex="normal"/>
    </style:style>
    <style:style style:name="T68" style:family="text">
      <style:text-properties fo:font-style="normal" officeooo:rsid="010ab344" style:font-style-asian="normal" style:font-style-complex="normal"/>
    </style:style>
    <style:style style:name="T69" style:family="text">
      <style:text-properties fo:font-style="normal" officeooo:rsid="010c05a5" style:font-style-asian="normal" style:font-style-complex="normal"/>
    </style:style>
    <style:style style:name="T70" style:family="text">
      <style:text-properties fo:font-style="normal" officeooo:rsid="010d0b7b" style:font-style-asian="normal" style:font-style-complex="normal"/>
    </style:style>
    <style:style style:name="T71" style:family="text">
      <style:text-properties fo:font-style="normal" officeooo:rsid="010dba14"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solid" style:text-underline-width="auto" style:text-underline-color="font-color" officeooo:rsid="00dc9cd3" style:font-style-asian="normal" style:font-style-complex="normal"/>
    </style:style>
    <style:style style:name="T74" style:family="text">
      <style:text-properties fo:font-style="normal" style:text-underline-style="solid" style:text-underline-width="auto" style:text-underline-color="font-color" officeooo:rsid="00e60488" style:font-style-asian="normal" style:font-style-complex="normal"/>
    </style:style>
    <style:style style:name="T75" style:family="text">
      <style:text-properties fo:font-style="normal" style:text-underline-style="solid" style:text-underline-width="auto" style:text-underline-color="font-color" officeooo:rsid="00e74bec" style:font-style-asian="normal" style:font-style-complex="normal"/>
    </style:style>
    <style:style style:name="T76" style:family="text">
      <style:text-properties style:text-position="super 58%" fo:font-style="normal" officeooo:rsid="00dc9cd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0"/>
      <text:p text:style-name="P8"><text:span text:style-name="T4">O</text:span><text:span text:style-name="T2">n partira de l’émergence des deux blocs, afin de comprendre :</text:span></text:p>
      <text:list xml:id="list3754410106" text:style-name="L1">
        <text:list-item>
          <text:p text:style-name="P31">Comment les blocs vont vivre ensemble</text:p>
        </text:list-item>
        <text:list-item>
          <text:p text:style-name="P32">Comment la détente va devenir une nouvelle tension</text:p>
        </text:list-item>
        <text:list-item>
          <text:p text:style-name="P52"><text:span text:style-name="T2">Comment </text:span><text:span text:style-name="T5">ces tensions vont amener à la fin du monde bipolaire</text:span></text:p>
        </text:list-item>
      </text:list>
      <text:p text:style-name="P33"/>
      <text:p text:style-name="P33"/>
      <text:p text:style-name="P27"><text:span text:style-name="T5">I. </text:span><text:span text:style-name="T2">Où en est le monde en 1945 ?</text:span></text:p>
      <text:p text:style-name="P46"/>
      <text:p text:style-name="P47"/>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4"/>
      <text:p text:style-name="P48">Contexte géopolitique :</text:p>
      <text:p text:style-name="P35"/>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pour les peuples européens, et la fin de la guerre s’accompagne aussi de la fin du négationnisme, ce qui va entraîner une grande violence psychologique. <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6">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37"/>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38"/>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 <text:line-break/></text:span><text:span text:style-name="T27">Une opposition idéologique va donc se mettre en place avec les USA, qui vont finalement décidé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39"/>
      <text:p text:style-name="P39"/>
      <text:p text:style-name="P49">II. Émergence et réalité d’un monde bipolaire</text:p>
      <text:p text:style-name="P49"/>
      <text:p text:style-name="P49"/>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 <text:line-break/><text:line-break/></text:span><text:span text:style-name="T32">L’ONU est crée suite à la conférence de San Francisco de 1945, </text:span><text:span text:style-name="T33">mais il y a tout d’abord un grand cheminement. </text:span></text:p>
      <text:p text:style-name="P40"/>
      <text:p text:style-name="P50"/>
      <text:p text:style-name="P28"><text:span text:style-name="T33">a. </text:span><text:span text:style-name="T2">Processus de création de l’ONU</text:span></text:p>
      <text:p text:style-name="P51"/>
      <text:p text:style-name="P51"/>
      <text:p text:style-name="P41">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 <text:line-break/><text:line-break/></text:span><text:span text:style-name="T36">Le 1</text:span><text:span text:style-name="T76">er</text:span><text:span text:style-name="T36"> janvier 1942, les pays en guerre contre l’Allemagne vont se réunir à Washington et signer la </text:span><text:span text:style-name="T73">Déclaration des Nations Unies</text:span><text:span text:style-name="T36">. </text:span><text:span text:style-name="T37">Par cette déclaration les États s’engagent à mettre sur place un système de sécurité à travers le monde</text:span></text:p>
      <text:p text:style-name="P42"/>
      <text:p text:style-name="P23"><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 </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29"><text:span text:style-name="T39">E</text:span><text:span text:style-name="T2">n 1944, Roosevelt met à son tour en place la </text:span><text:span text:style-name="T72">Conférence de Dumb</text:span><text:span text:style-name="T75">a</text:span><text:span text:style-name="T72">rton </text:span><text:span text:style-name="T74">Oaks</text:span><text:span text:style-name="T2">, une ville sur la côte est des USA, qui vise à mettre en place des accords et structures juridiques internationales </text:span><text:span text:style-name="T41">via deux conférences, une en septembre 1944 et l’autre en Octobre.</text:span></text:p>
      <text:p text:style-name="P24"><text:span text:style-name="T41">L’</text:span><text:span text:style-name="T2">URSS reste très investi dans ces conférences.</text:span></text:p>
      <text:p text:style-name="P24"><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3"/>
      <text:p text:style-name="P43"/>
      <text:p text:style-name="P25"><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 <text:line-break/></text:span><text:span text:style-name="T46">On convient aussi que le droit de véto ne fonctionne pas pour les </text:span><text:span text:style-name="T47">changement structurel à l’ONU. <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pan text:style-name="T52">Les États pensent que cette organisation va bien fonctionner, avec le Conseil de Sécurité comme un directoire. <text:line-break/></text:span></text:p>
      <text:p text:style-name="P25"><text:span text:style-name="T52">La Charte est fondée sur de grands principes : maintiens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4"/>
      <text:p text:style-name="P44">L’assemblée générale hors l’admission de nouveaux membres a uniquement un rôle consultatif, elle émet des recommandations, nomme le secrétaire général des Nations Unies sous proposition du conseil de sécurité.</text:p>
      <text:p text:style-name="P26"><text:span text:style-name="T2">Le premier secrétaire est norvégien, c’est un secrétaire général de compromis, ce qui a marqué l’histoire, </text:span><text:span text:style-name="T54">le secrétaire restera donc un représentant neutre </text:span><text:span text:style-name="T55">d’un petit pays, en alternance avec les continents avec les autres grandes organisations, UNESCO, …, sauf le FMI ou la banque mondiale par exemple. </text:span></text:p>
      <text:p text:style-name="P45"/>
      <text:p text:style-name="P53"><text:span text:style-name="T55">L</text:span><text:span text:style-name="T2">e Conseil de sécurité reste l’organe essentiel de l’ONU, il a un rôle exécutif, </text:span><text:span text:style-name="T56">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 <text:line-break/></text:span></text:p>
      <text:p text:style-name="P54"><text:span text:style-name="T62">L</text:span><text:span text:style-name="T2">a Cour Internationale de Justice dont l’objectif sera de gérer les différents entre les États </text:span><text:span text:style-name="T63">et de mettre en place le règlement pacifique des différents et intervient comme un médiateur juridictionnel qui va être au service des États.</text:span></text:p>
      <text:p text:style-name="P54"><text:span text:style-name="T63"/></text:p>
      <text:p text:style-name="P55"><text:span text:style-name="T63">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55"><text:span text:style-name="T64">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5">Il fait aussi le lien entre les Nations Unies et les autres institutions spécialisées. L’UNESCO y est en partie rattaché car le conseil établit les principes généraux.<text:line-break/></text:span></text:p>
      <text:p text:style-name="P56"><text:span text:style-name="T65">L</text:span><text:span text:style-name="T2">e conseil de tutelle, va être chargé de surveiller et administrer certains territoires. En 1946 il va avoir une importance particulière car il récupère tous les pays sous mandats de la SDN, et tous ceux annexés par le Reich, </text:span><text:soft-page-break/><text:span text:style-name="T2">mais les États peuvent demander à retrouver leurs souverainetés. Ce conseil a comme intérêt de mettre sous tutelle internationale un État. </text:span></text:p>
      <text:p text:style-name="P56"><text:span text:style-name="T2"/></text:p>
      <text:p text:style-name="P56"><text:span text:style-name="T2">Une question va très vite se poser, où implanter le siège de l’organisation des Nations Unies ? </text:span></text:p>
      <text:p text:style-name="P57"><text:span text:style-name="T2">Staline lui s’oppose à un siège européen, </text:span><text:span text:style-name="T66">les américains vont donc proposer New York, ce qui sera accepté par l’URSS, on pensait à cette époque les États-Unis allaient redevenir un État neutre car </text:span><text:span text:style-name="T67">isolationniste.<text:line-break/></text:span><text:span text:style-name="T68">Ce choix va profondément marquer les relations internationales. </text:span></text:p>
      <text:p text:style-name="P58"><text:span text:style-name="T68">On va ensuite choisir comme langues officielles l’anglais et le français. </text:span><text:span text:style-name="T69">Tous les travaux doivent donc êtres traduits dans les deux langues. </text:span><text:span text:style-name="T70">Cela s’expliquer par la position du français qui était jusqu’alors considéré comme la langue noble de la diplomatie et de la démocratie. </text:span></text:p>
      <text:p text:style-name="P58"><text:span text:style-name="T70"/></text:p>
      <text:p text:style-name="P58"><text:span text:style-name="T71">Une des première grandes questions à laquelle va devoir répondre l’ONU est celle de la politique de l’URSS en Azerbaïdjan. La Grande Bretagne et les USA veulent porter plainte contre l’URSS et ils utilisent pour cela l’Iran en proxy </text:span><text:span text:style-name="T6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2-14T21:51:52.437283420</dc:date>
    <meta:editing-duration>PT6H6M6S</meta:editing-duration>
    <meta:editing-cycles>258</meta:editing-cycles>
    <meta:document-statistic meta:table-count="0" meta:image-count="0" meta:object-count="0" meta:page-count="4" meta:paragraph-count="46" meta:word-count="1734" meta:character-count="10641" meta:non-whitespace-character-count="8914"/>
  </office:meta>
</office:document-meta>
</file>